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Operators" style:family="table" style:master-page-name="">
      <style:table-properties style:width="6.925in" style:page-number="auto"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6*"/>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8d15"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c8fdf7"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8" style:family="paragraph" style:parent-style-name="Standard">
      <style:paragraph-properties fo:text-align="center" style:justify-single-word="false"/>
      <style:text-properties style:font-name="Liberation Sans" officeooo:rsid="00126dc0" officeooo:paragraph-rsid="00126dc0"/>
    </style:style>
    <style:style style:name="P59" style:family="paragraph" style:parent-style-name="Standard">
      <style:text-properties style:font-name="Liberation Sans" officeooo:rsid="00126dc0" officeooo:paragraph-rsid="00126dc0"/>
    </style:style>
    <style:style style:name="P6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6" style:family="paragraph" style:parent-style-name="Footnote">
      <style:text-properties style:font-name="Liberation Sans" officeooo:rsid="00986cb5" officeooo:paragraph-rsid="00986cb5"/>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9" style:family="paragraph" style:parent-style-name="Title">
      <style:text-properties style:font-name="Liberation Sans"/>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d7291"/>
    </style:style>
    <style:style style:name="P14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Footnote">
      <style:text-properties officeooo:rsid="005b5af7" officeooo:paragraph-rsid="005b5af7"/>
    </style:style>
    <style:style style:name="P165" style:family="paragraph" style:parent-style-name="Footnote">
      <style:text-properties officeooo:rsid="00c81048" officeooo:paragraph-rsid="00c81048"/>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officeooo:paragraph-rsid="00c81048"/>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2">
      <style:text-properties officeooo:paragraph-rsid="009f8f3b"/>
    </style:style>
    <style:style style:name="P171" style:family="paragraph" style:parent-style-name="Heading_20_2">
      <style:text-properties officeooo:paragraph-rsid="009d7291"/>
    </style:style>
    <style:style style:name="P172" style:family="paragraph" style:parent-style-name="Heading_20_2">
      <style:text-properties officeooo:paragraph-rsid="0013f125"/>
    </style:style>
    <style:style style:name="P173" style:family="paragraph" style:parent-style-name="Heading_20_2">
      <style:text-properties officeooo:paragraph-rsid="00a73c65"/>
    </style:style>
    <style:style style:name="P174" style:family="paragraph" style:parent-style-name="Heading_20_2">
      <style:text-properties officeooo:rsid="00a1220f" officeooo:paragraph-rsid="00a1220f"/>
    </style:style>
    <style:style style:name="P175" style:family="paragraph" style:parent-style-name="Heading_20_2">
      <style:text-properties officeooo:paragraph-rsid="00a1220f"/>
    </style:style>
    <style:style style:name="P176" style:family="paragraph" style:parent-style-name="Heading_20_2">
      <style:text-properties officeooo:rsid="004fdcd8" officeooo:paragraph-rsid="004fdcd8"/>
    </style:style>
    <style:style style:name="P17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17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17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180"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181"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182"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183"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184"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185"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186"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187"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188"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189"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19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9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93"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194"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95"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style:font-name="Courier New" fo:font-style="italic" style:font-style-asian="italic" style:font-style-complex="italic"/>
    </style:style>
    <style:style style:name="T99" style:family="text">
      <style:text-properties style:font-name="Courier New" officeooo:rsid="00391a48"/>
    </style:style>
    <style:style style:name="T100" style:family="text">
      <style:text-properties style:font-name="Courier New" officeooo:rsid="001e8a61"/>
    </style:style>
    <style:style style:name="T101" style:family="text">
      <style:text-properties style:font-name="Courier New" officeooo:rsid="00193b2c"/>
    </style:style>
    <style:style style:name="T102" style:family="text">
      <style:text-properties style:font-name="Courier New" officeooo:rsid="004c3dc4"/>
    </style:style>
    <style:style style:name="T103" style:family="text">
      <style:text-properties style:font-name="Courier New" officeooo:rsid="00c11ac1"/>
    </style:style>
    <style:style style:name="T104" style:family="text">
      <style:text-properties style:font-name="Courier New" officeooo:rsid="00c81048"/>
    </style:style>
    <style:style style:name="T105" style:family="text">
      <style:text-properties style:font-name="Courier New" officeooo:rsid="00d0e062"/>
    </style:style>
    <style:style style:name="T106" style:family="text">
      <style:text-properties officeooo:rsid="0083d980"/>
    </style:style>
    <style:style style:name="T107" style:family="text">
      <style:text-properties officeooo:rsid="008979ad"/>
    </style:style>
    <style:style style:name="T108" style:family="text">
      <style:text-properties officeooo:rsid="008b0694"/>
    </style:style>
    <style:style style:name="T109" style:family="text">
      <style:text-properties officeooo:rsid="008daa0b"/>
    </style:style>
    <style:style style:name="T110" style:family="text">
      <style:text-properties officeooo:rsid="008f1517"/>
    </style:style>
    <style:style style:name="T111" style:family="text">
      <style:text-properties officeooo:rsid="009090e9"/>
    </style:style>
    <style:style style:name="T112" style:family="text">
      <style:text-properties officeooo:rsid="0090d7b3"/>
    </style:style>
    <style:style style:name="T113" style:family="text">
      <style:text-properties officeooo:rsid="00913c1f"/>
    </style:style>
    <style:style style:name="T114" style:family="text">
      <style:text-properties officeooo:rsid="00927c49"/>
    </style:style>
    <style:style style:name="T115" style:family="text">
      <style:text-properties style:font-name="Liberation Sans" fo:font-weight="bold" officeooo:rsid="00126dc0" style:font-weight-asian="bold" style:font-weight-complex="bold"/>
    </style:style>
    <style:style style:name="T116" style:family="text">
      <style:text-properties style:font-name="Liberation Sans" fo:font-weight="bold" officeooo:rsid="00c99d10" style:font-weight-asian="bold" style:font-weight-complex="bold"/>
    </style:style>
    <style:style style:name="T117" style:family="text">
      <style:text-properties officeooo:rsid="0094ee22"/>
    </style:style>
    <style:style style:name="T118" style:family="text">
      <style:text-properties officeooo:rsid="0095351b"/>
    </style:style>
    <style:style style:name="T119" style:family="text">
      <style:text-properties officeooo:rsid="009535d9"/>
    </style:style>
    <style:style style:name="T120" style:family="text">
      <style:text-properties officeooo:rsid="00969cb5"/>
    </style:style>
    <style:style style:name="T121" style:family="text">
      <style:text-properties officeooo:rsid="0096b033"/>
    </style:style>
    <style:style style:name="T122" style:family="text">
      <style:text-properties officeooo:rsid="00984614"/>
    </style:style>
    <style:style style:name="T123" style:family="text">
      <style:text-properties officeooo:rsid="009973e3"/>
    </style:style>
    <style:style style:name="T124" style:family="text">
      <style:text-properties officeooo:rsid="0099fb42"/>
    </style:style>
    <style:style style:name="T125" style:family="text">
      <style:text-properties officeooo:rsid="009abc07"/>
    </style:style>
    <style:style style:name="T126" style:family="text">
      <style:text-properties officeooo:rsid="009c3396"/>
    </style:style>
    <style:style style:name="T127" style:family="text">
      <style:text-properties officeooo:rsid="009d7291"/>
    </style:style>
    <style:style style:name="T128" style:family="text">
      <style:text-properties officeooo:rsid="009dd236"/>
    </style:style>
    <style:style style:name="T129" style:family="text">
      <style:text-properties officeooo:rsid="009f8f3b"/>
    </style:style>
    <style:style style:name="T130" style:family="text">
      <style:text-properties officeooo:rsid="00a1220f"/>
    </style:style>
    <style:style style:name="T131" style:family="text">
      <style:text-properties officeooo:rsid="00a3b29e"/>
    </style:style>
    <style:style style:name="T132" style:family="text">
      <style:text-properties officeooo:rsid="00a5b844"/>
    </style:style>
    <style:style style:name="T133" style:family="text">
      <style:text-properties officeooo:rsid="00a73c65"/>
    </style:style>
    <style:style style:name="T134" style:family="text">
      <style:text-properties officeooo:rsid="00a9af05"/>
    </style:style>
    <style:style style:name="T135" style:family="text">
      <style:text-properties officeooo:rsid="00abe992"/>
    </style:style>
    <style:style style:name="T136" style:family="text">
      <style:text-properties officeooo:rsid="00ae0c5f"/>
    </style:style>
    <style:style style:name="T137" style:family="text">
      <style:text-properties officeooo:rsid="00af4a26"/>
    </style:style>
    <style:style style:name="T138" style:family="text">
      <style:text-properties officeooo:rsid="00b0f298"/>
    </style:style>
    <style:style style:name="T139" style:family="text">
      <style:text-properties officeooo:rsid="00b248c0"/>
    </style:style>
    <style:style style:name="T140" style:family="text">
      <style:text-properties officeooo:rsid="00b3f7ac"/>
    </style:style>
    <style:style style:name="T141" style:family="text">
      <style:text-properties officeooo:rsid="00b43509"/>
    </style:style>
    <style:style style:name="T142" style:family="text">
      <style:text-properties officeooo:rsid="00b5114e"/>
    </style:style>
    <style:style style:name="T143" style:family="text">
      <style:text-properties officeooo:rsid="00b5ba85"/>
    </style:style>
    <style:style style:name="T144" style:family="text">
      <style:text-properties fo:color="#c9211e" loext:opacity="100%" fo:font-weight="bold" style:font-weight-asian="bold" style:font-weight-complex="bold"/>
    </style:style>
    <style:style style:name="T145" style:family="text">
      <style:text-properties officeooo:rsid="00bda500"/>
    </style:style>
    <style:style style:name="T146" style:family="text">
      <style:text-properties officeooo:rsid="00bf4d47"/>
    </style:style>
    <style:style style:name="T147" style:family="text">
      <style:text-properties officeooo:rsid="00c11ac1"/>
    </style:style>
    <style:style style:name="T148" style:family="text">
      <style:text-properties officeooo:rsid="00c19537"/>
    </style:style>
    <style:style style:name="T149" style:family="text">
      <style:text-properties officeooo:rsid="00c20238"/>
    </style:style>
    <style:style style:name="T150" style:family="text">
      <style:text-properties officeooo:rsid="00c3f021"/>
    </style:style>
    <style:style style:name="T151" style:family="text">
      <style:text-properties officeooo:rsid="00c4f306"/>
    </style:style>
    <style:style style:name="T152" style:family="text">
      <style:text-properties officeooo:rsid="00c75846"/>
    </style:style>
    <style:style style:name="T153" style:family="text">
      <style:text-properties officeooo:rsid="00c81048"/>
    </style:style>
    <style:style style:name="T154" style:family="text">
      <style:text-properties officeooo:rsid="00c88d15"/>
    </style:style>
    <style:style style:name="T155" style:family="text">
      <style:text-properties officeooo:rsid="00c8fdf7"/>
    </style:style>
    <style:style style:name="T156" style:family="text">
      <style:text-properties officeooo:rsid="00ca91ee"/>
    </style:style>
    <style:style style:name="T157" style:family="text">
      <style:text-properties officeooo:rsid="00cb82e5"/>
    </style:style>
    <style:style style:name="T158" style:family="text">
      <style:text-properties officeooo:rsid="00cc667e"/>
    </style:style>
    <style:style style:name="T159" style:family="text">
      <style:text-properties officeooo:rsid="00cedf80"/>
    </style:style>
    <style:style style:name="T160" style:family="text">
      <style:text-properties officeooo:rsid="00d09065"/>
    </style:style>
    <style:style style:name="T161" style:family="text">
      <style:text-properties officeooo:rsid="00d0e062"/>
    </style:style>
    <style:style style:name="T162" style:family="text">
      <style:text-properties officeooo:rsid="00d258ff"/>
    </style:style>
    <style:style style:name="T163" style:family="text">
      <style:text-properties officeooo:rsid="00d268da"/>
    </style:style>
    <style:style style:name="T164" style:family="text">
      <style:text-properties officeooo:rsid="00d30a9e"/>
    </style:style>
    <style:style style:name="T165" style:family="text">
      <style:text-properties officeooo:rsid="00d3a70c"/>
    </style:style>
    <style:style style:name="T166" style:family="text">
      <style:text-properties officeooo:rsid="00d3d0c1"/>
    </style:style>
    <style:style style:name="T167" style:family="text">
      <style:text-properties officeooo:rsid="00d58476"/>
    </style:style>
    <style:style style:name="T168" style:family="text">
      <style:text-properties officeooo:rsid="00d59af3"/>
    </style:style>
    <style:style style:name="T169" style:family="text">
      <style:text-properties officeooo:rsid="00d5bb78"/>
    </style:style>
    <style:style style:name="T170" style:family="text">
      <style:text-properties officeooo:rsid="00d6aeb2"/>
    </style:style>
    <style:style style:name="T171" style:family="text">
      <style:text-properties officeooo:rsid="00d886d5"/>
    </style:style>
    <style:style style:name="T172" style:family="text">
      <style:text-properties officeooo:rsid="00d9ccd1"/>
    </style:style>
    <style:style style:name="T173" style:family="text">
      <style:text-properties style:text-position="super 58%"/>
    </style:style>
    <style:style style:name="T174" style:family="text">
      <style:text-properties style:text-position="super 58%" fo:font-size="9pt" style:font-size-asian="9pt" style:font-size-complex="9pt"/>
    </style:style>
    <style:style style:name="T175" style:family="text">
      <style:text-properties style:text-position="super 58%" fo:font-size="9pt" fo:font-style="italic" officeooo:rsid="00de14c7" style:font-size-asian="9pt" style:font-style-asian="italic" style:font-size-complex="9pt" style:font-style-complex="italic"/>
    </style:style>
    <style:style style:name="T176" style:family="text">
      <style:text-properties style:text-position="super 58%" fo:font-size="9pt" fo:font-style="italic" officeooo:rsid="00e5ab68" style:font-size-asian="9pt" style:font-style-asian="italic" style:font-size-complex="9pt" style:font-style-complex="italic"/>
    </style:style>
    <style:style style:name="T177" style:family="text">
      <style:text-properties fo:font-size="9pt" style:font-size-asian="9pt" style:font-size-complex="9pt"/>
    </style:style>
    <style:style style:name="T178" style:family="text">
      <style:text-properties fo:font-size="9pt" fo:font-style="italic" style:font-size-asian="9pt" style:font-style-asian="italic" style:font-size-complex="9pt" style:font-style-complex="italic"/>
    </style:style>
    <style:style style:name="T179" style:family="text">
      <style:text-properties fo:font-size="9pt" fo:font-style="italic" officeooo:rsid="00de14c7" style:font-size-asian="9pt" style:font-style-asian="italic" style:font-size-complex="9pt" style:font-style-complex="italic"/>
    </style:style>
    <style:style style:name="T180" style:family="text">
      <style:text-properties fo:font-size="9pt" fo:font-style="italic" officeooo:rsid="00e5ab68" style:font-size-asian="9pt" style:font-style-asian="italic" style:font-size-complex="9pt" style:font-style-complex="italic"/>
    </style:style>
    <style:style style:name="T181" style:family="text">
      <style:text-properties officeooo:rsid="00dd249d"/>
    </style:style>
    <style:style style:name="T182" style:family="text">
      <style:text-properties officeooo:rsid="00de14c7"/>
    </style:style>
    <style:style style:name="T183" style:family="text">
      <style:text-properties officeooo:rsid="00e1ccee"/>
    </style:style>
    <style:style style:name="T184" style:family="text">
      <style:text-properties style:text-position="0% 100%" officeooo:rsid="00e1ccee"/>
    </style:style>
    <style:style style:name="T185" style:family="text">
      <style:text-properties officeooo:rsid="00e3c417"/>
    </style:style>
    <style:style style:name="T186" style:family="text">
      <style:text-properties officeooo:rsid="00e6ece4"/>
    </style:style>
    <style:style style:name="T187" style:family="text">
      <style:text-properties officeooo:rsid="00e75e7f"/>
    </style:style>
    <style:style style:name="T188" style:family="text">
      <style:text-properties officeooo:rsid="00e7fe50"/>
    </style:style>
    <style:style style:name="T189" style:family="text">
      <style:text-properties officeooo:rsid="00eb956c"/>
    </style:style>
    <style:style style:name="T190" style:family="text">
      <style:text-properties officeooo:rsid="00ecf002"/>
    </style:style>
    <style:style style:name="T191" style:family="text">
      <style:text-properties officeooo:rsid="00ee9cc6"/>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in" fo:text-indent="0.05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Prinbee Query Language (PBQL)</text:p>
      <text:p text:style-name="P58"/>
      <text:p text:style-name="P58">by<text:line-break/>Alexis Wilke</text:p>
      <text:p text:style-name="P59"/>
      <text:p text:style-name="P60">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67"><text:a xlink:type="simple" xlink:href="#__RefHeading___Toc3782_3841664055" text:style-name="Index_20_Link" text:visited-style-name="Index_20_Link">Introduction<text:tab/>2</text:a></text:p>
          <text:p text:style-name="P167"><text:a xlink:type="simple" xlink:href="#__RefHeading___Toc4184_3841664055" text:style-name="Index_20_Link" text:visited-style-name="Index_20_Link">Instructions<text:tab/>2</text:a></text:p>
          <text:p text:style-name="P168"><text:a xlink:type="simple" xlink:href="#__RefHeading___Toc4035_2742366530" text:style-name="Index_20_Link" text:visited-style-name="Index_20_Link">ALTER INDEX<text:tab/>2</text:a></text:p>
          <text:p text:style-name="P168"><text:a xlink:type="simple" xlink:href="#__RefHeading___Toc4037_2742366530" text:style-name="Index_20_Link" text:visited-style-name="Index_20_Link">ALTER TABLE<text:tab/>2</text:a></text:p>
          <text:p text:style-name="P168"><text:a xlink:type="simple" xlink:href="#__RefHeading___Toc1857_3689837530" text:style-name="Index_20_Link" text:visited-style-name="Index_20_Link">ALTER TYPE<text:tab/>4</text:a></text:p>
          <text:p text:style-name="P168"><text:a xlink:type="simple" xlink:href="#__RefHeading___Toc4138_2742366530" text:style-name="Index_20_Link" text:visited-style-name="Index_20_Link">BEGIN<text:tab/>4</text:a></text:p>
          <text:p text:style-name="P168"><text:a xlink:type="simple" xlink:href="#__RefHeading___Toc4140_2742366530" text:style-name="Index_20_Link" text:visited-style-name="Index_20_Link">COMMIT<text:tab/>5</text:a></text:p>
          <text:p text:style-name="P168"><text:a xlink:type="simple" xlink:href="#__RefHeading___Toc4142_2742366530" text:style-name="Index_20_Link" text:visited-style-name="Index_20_Link">CONFIG<text:tab/>6</text:a></text:p>
          <text:p text:style-name="P168"><text:a xlink:type="simple" xlink:href="#__RefHeading___Toc2251_2654912468" text:style-name="Index_20_Link" text:visited-style-name="Index_20_Link">CONNECT<text:tab/>6</text:a></text:p>
          <text:p text:style-name="P168"><text:a xlink:type="simple" xlink:href="#__RefHeading___Toc1859_3689837530" text:style-name="Index_20_Link" text:visited-style-name="Index_20_Link">CREATE CONTEXT<text:tab/>7</text:a></text:p>
          <text:p text:style-name="P168"><text:a xlink:type="simple" xlink:href="#__RefHeading___Toc4041_2742366530" text:style-name="Index_20_Link" text:visited-style-name="Index_20_Link">CREATE INDEX<text:tab/>7</text:a></text:p>
          <text:p text:style-name="P168"><text:a xlink:type="simple" xlink:href="#__RefHeading___Toc4188_3841664055" text:style-name="Index_20_Link" text:visited-style-name="Index_20_Link">CREATE TABLE<text:tab/>8</text:a></text:p>
          <text:p text:style-name="P168"><text:a xlink:type="simple" xlink:href="#__RefHeading___Toc4190_3841664055" text:style-name="Index_20_Link" text:visited-style-name="Index_20_Link">CREATE TYPE<text:tab/>11</text:a></text:p>
          <text:p text:style-name="P168"><text:a xlink:type="simple" xlink:href="#__RefHeading___Toc4119_2742366530" text:style-name="Index_20_Link" text:visited-style-name="Index_20_Link">DELETE<text:tab/>11</text:a></text:p>
          <text:p text:style-name="P168"><text:a xlink:type="simple" xlink:href="#__RefHeading___Toc2253_2654912468" text:style-name="Index_20_Link" text:visited-style-name="Index_20_Link">DISCONNECT<text:tab/>11</text:a></text:p>
          <text:p text:style-name="P168"><text:a xlink:type="simple" xlink:href="#__RefHeading___Toc4123_27423665301" text:style-name="Index_20_Link" text:visited-style-name="Index_20_Link">DROP CONTEXT<text:tab/>12</text:a></text:p>
          <text:p text:style-name="P168"><text:a xlink:type="simple" xlink:href="#__RefHeading___Toc4123_2742366530" text:style-name="Index_20_Link" text:visited-style-name="Index_20_Link">DROP INDEX<text:tab/>12</text:a></text:p>
          <text:p text:style-name="P168"><text:a xlink:type="simple" xlink:href="#__RefHeading___Toc4125_2742366530" text:style-name="Index_20_Link" text:visited-style-name="Index_20_Link">DROP TABLE<text:tab/>12</text:a></text:p>
          <text:p text:style-name="P168"><text:a xlink:type="simple" xlink:href="#__RefHeading___Toc4127_2742366530" text:style-name="Index_20_Link" text:visited-style-name="Index_20_Link">DROP TYPE<text:tab/>12</text:a></text:p>
          <text:p text:style-name="P168"><text:a xlink:type="simple" xlink:href="#__RefHeading___Toc4043_2742366530" text:style-name="Index_20_Link" text:visited-style-name="Index_20_Link">INSERT<text:tab/>13</text:a></text:p>
          <text:p text:style-name="P168"><text:a xlink:type="simple" xlink:href="#__RefHeading___Toc4144_2742366530" text:style-name="Index_20_Link" text:visited-style-name="Index_20_Link">LOCK<text:tab/>13</text:a></text:p>
          <text:p text:style-name="P168"><text:a xlink:type="simple" xlink:href="#__RefHeading___Toc1861_3689837530" text:style-name="Index_20_Link" text:visited-style-name="Index_20_Link">REINDEX<text:tab/>14</text:a></text:p>
          <text:p text:style-name="P168"><text:a xlink:type="simple" xlink:href="#__RefHeading___Toc1863_3689837530" text:style-name="Index_20_Link" text:visited-style-name="Index_20_Link">ROLLBACK<text:tab/>14</text:a></text:p>
          <text:p text:style-name="P168"><text:a xlink:type="simple" xlink:href="#__RefHeading___Toc4045_2742366530" text:style-name="Index_20_Link" text:visited-style-name="Index_20_Link">SELECT<text:tab/>15</text:a></text:p>
          <text:p text:style-name="P168"><text:a xlink:type="simple" xlink:href="#__RefHeading___Toc4047_2742366530" text:style-name="Index_20_Link" text:visited-style-name="Index_20_Link">SET<text:tab/>15</text:a></text:p>
          <text:p text:style-name="P168"><text:a xlink:type="simple" xlink:href="#__RefHeading___Toc4049_2742366530" text:style-name="Index_20_Link" text:visited-style-name="Index_20_Link">UPDATE<text:tab/>16</text:a></text:p>
          <text:p text:style-name="P168"><text:a xlink:type="simple" xlink:href="#__RefHeading___Toc2255_2654912468" text:style-name="Index_20_Link" text:visited-style-name="Index_20_Link">USE<text:tab/>16</text:a></text:p>
        </text:index-body>
      </text:table-of-content>
      <text:p text:style-name="P60"/>
      <text:p text:style-name="P60"/>
      <text:p text:style-name="P60"/>
      <text:h text:style-name="P169" text:outline-level="1"><text:bookmark-start text:name="__RefHeading___Toc3782_3841664055"/>Introduction<text:bookmark-end text:name="__RefHeading___Toc3782_3841664055"/></text:h>
      <text:p text:style-name="P60">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70" text:outline-level="2"><text:bookmark-start text:name="__RefHeading___Toc4035_2742366530"/><text:span text:style-name="T4">ALTER</text:span> <text:span text:style-name="T52">INDEX</text:span><text:bookmark-end text:name="__RefHeading___Toc4035_2742366530"/></text:h>
      <text:p text:style-name="P71">The <text:span text:style-name="T9">ALTER</text:span> <text:span text:style-name="T146">INDEX</text:span> instruction<text:span text:style-name="T9">s</text:span> <text:span text:style-name="T9">are</text:span> used to <text:span text:style-name="T9">update </text:span><text:span text:style-name="T129">the index of </text:span>a<text:span text:style-name="T9">n existing </text:span>table <text:span text:style-name="T9">schema</text:span>.</text:p>
      <text:p text:style-name="P144">This instruction must be used inside a BEGIN and COMMIT or ROLLBACK block.</text:p>
      <text:p text:style-name="P104">SYNOPSIS</text:p>
      <text:p text:style-name="P85"><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20">where &lt;action&gt; is one of:</text:p>
      <text:p text:style-name="P113">-- index</text:p>
      <text:p text:style-name="P120"><text:span text:style-name="T152">... R</text:span><text:span text:style-name="T90">ENAME </text:span><text:span text:style-name="T91">[</text:span><text:span text:style-name="T90">TO </text:span><text:span text:style-name="T91">| AS]</text:span><text:span text:style-name="T90"> &lt;new-index-name&gt;;</text:span></text:p>
      <text:p text:style-name="P88">-- <text:span text:style-name="T49">index</text:span><text:span text:style-name="T9"> features</text:span></text:p>
      <text:p text:style-name="P81">... SET <text:span text:style-name="T9">COMMENT</text:span> <text:span text:style-name="T5">[=] </text:span>&lt;<text:span text:style-name="T9">description</text:span>&gt;;<text:line-break/>... <text:span text:style-name="T150">SET NULLS [NOT] DISTINCT;<text:line-break/>... </text:span><text:span text:style-name="T151">SET FILTER &lt;expression&gt;;</text:span></text:p>
      <text:p text:style-name="P89">-- <text:span text:style-name="T147">columns</text:span></text:p>
      <text:p text:style-name="P82"><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75"><text:span text:style-name="T147">Many of the</text:span> <text:span text:style-name="T101">ALTER</text:span><text:span text:style-name="T97"> </text:span><text:span text:style-name="T102">INDEX</text:span> <text:span text:style-name="T147">updates</text:span> <text:span text:style-name="T129">force the backend to rebuild the index from scratch </text:span><text:span text:style-name="T147">(see the </text:span><text:span text:style-name="T103">REINDEX</text:span><text:span text:style-name="T147"> command)</text:span>. <text:span text:style-name="T129">This means the index become</text:span><text:span text:style-name="T146">s</text:span><text:span text:style-name="T129"> unavailable for a while. The command itself will return pretty much immediately assuming the change was properly saved on the server.</text:span></text:p>
      <text:p text:style-name="P156">The <text:span text:style-name="T97">SET FILTER &lt;expression&gt;</text:span> is to replace the <text:span text:style-name="T97">WHERE &lt;expression&gt;</text:span>.</text:p>
      <text:h text:style-name="P171" text:outline-level="2"><text:bookmark-start text:name="__RefHeading___Toc4037_2742366530"/><text:span text:style-name="T4">ALTER</text:span> TABLE<text:bookmark-end text:name="__RefHeading___Toc4037_2742366530"/></text:h>
      <text:p text:style-name="P69">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42">This instruction must be used inside a BEGIN and COMMIT or ROLLBACK block.</text:p>
      <text:p text:style-name="P105"><text:soft-page-break/>SYNOPSIS</text:p>
      <text:p text:style-name="P85"><text:span text:style-name="T4">ALTER TABLE </text:span><text:span text:style-name="T9">[IF EXISTS] </text:span><text:span text:style-name="T4">&lt;table-name&gt; &lt;</text:span><text:span text:style-name="T10">action&gt;;</text:span></text:p>
      <text:p text:style-name="P121">where &lt;action&gt; is one of:</text:p>
      <text:p text:style-name="P112">-- <text:span text:style-name="T89">table</text:span></text:p>
      <text:p text:style-name="P121">... <text:span text:style-name="T89">RENAME </text:span><text:span text:style-name="T91">[</text:span><text:span text:style-name="T89">TO </text:span><text:span text:style-name="T91">| AS]</text:span><text:span text:style-name="T89"> &lt;new-table-name&gt;;</text:span></text:p>
      <text:p text:style-name="P90"><text:span text:style-name="T6">-- </text:span><text:span text:style-name="T9">table flags</text:span></text:p>
      <text:p text:style-name="P78">... SET <text:span text:style-name="T10">[NOT] </text:span>SECURE;<text:line-break/>... SET <text:span text:style-name="T123">{</text:span>TEMPORARY <text:span text:style-name="T9">| TEMP </text:span><text:span text:style-name="T11">| PERMANENT</text:span><text:span text:style-name="T123">}</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23">SET {LOGGED | UNLOGGED};</text:span></text:p>
      <text:p text:style-name="P86">-- <text:span text:style-name="T9">table features</text:span></text:p>
      <text:p text:style-name="P79">...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24">SET</text:span> <text:span text:style-name="T12">VERSION ROWS [=] &lt;integer&gt; . &lt;</text:span><text:span text:style-name="T14">integer&gt;;<text:line-break/>... </text:span><text:span text:style-name="T125">DROP VERSION ROWS;</text:span><text:span text:style-name="T14"><text:line-break/>... </text:span><text:span text:style-name="T124">SET </text:span><text:span text:style-name="T113">TRANSLATABLE [=] {TRUE | FALSE};</text:span><text:span text:style-name="T14"><text:line-break/>... </text:span><text:span text:style-name="T124">SET </text:span><text:span text:style-name="T15">BLOOMFILTER [=] &lt;TBD&gt;;<text:line-break/>... </text:span><text:span text:style-name="T124">SET</text:span><text:span text:style-name="T15"> BLOB </text:span><text:span text:style-name="T16">LIMIT [=] &lt;integer&gt;;<text:line-break/>... </text:span><text:span text:style-name="T124">SET</text:span><text:span text:style-name="T16"> BLOB COMPRESSOR [=] &lt;command&gt;;<text:line-break/>... </text:span><text:span text:style-name="T124">SET </text:span><text:span text:style-name="T16">INLINE LIMIT [=] &lt;integer&gt;;<text:line-break/>... </text:span><text:span text:style-name="T124">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86">-- <text:span text:style-name="T9">schema (columns)</text:span></text:p>
      <text:p text:style-name="P83">... <text:span text:style-name="T9">ADD</text:span> [COLUMN] &lt;name&gt; &lt;<text:span text:style-name="T9">column-definition&gt; </text:span><text:span text:style-name="T148">[BEFORE | AFTER &lt;name&gt; | &lt;position&gt;]</text:span>;<text:line-break/>... <text:span text:style-name="T9">DROP</text:span> [COLUMN] &lt;name&gt; <text:span text:style-name="T149">| &lt;position&gt;</text:span>;<text:line-break/><text:span text:style-name="T10">... ALTER [COLUMN] &lt;name&gt; &lt;column-definition&gt; </text:span><text:span text:style-name="T55">[USING &lt;expression&gt;]</text:span><text:span text:style-name="T10">;</text:span></text:p>
      <text:p text:style-name="P62"/>
      <text:p text:style-name="P64">where <text:span text:style-name="T97">&lt;column-definition&gt;</text:span> is <text:span text:style-name="T12">the same as the </text:span><text:span text:style-name="T100">&lt;column-definition&gt;</text:span><text:span text:style-name="T12"> in the </text:span><text:span text:style-name="T100">CREATE TABLE</text:span><text:span text:style-name="T12"> instruction.</text:span></text:p>
      <text:p text:style-name="P64"><text:span text:style-name="T55">The </text:span><text:span text:style-name="T99">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45"><text:span text:style-name="T2">IMPORTANT NOTE:</text:span> The ALTER transaction is only an artifact of the CLI. It has zero effect on the database itself. The CLI gathers all the commands and transforms the <text:span text:style-name="T127">schema</text:span> <text:span text:style-name="T127">data</text:span> <text:soft-page-break/>accordingly. On a ROLLBACK, it ignores the <text:span text:style-name="T127">changes</text:span>. On a COMMIT it sends <text:span text:style-name="T127">the new schema</text:span> to the database which <text:span text:style-name="T127">makes </text:span>updates accordingly. In C++, you do the same: get the <text:span text:style-name="T127">current</text:span> table schema; update it in memory locally; send <text:span text:style-name="T53">all </text:span>the changes at once <text:span text:style-name="T127">to the server</text:span>.</text:p>
      <text:h text:style-name="Heading_20_2" text:outline-level="2"><text:bookmark-start text:name="__RefHeading___Toc1857_3689837530"/>ALTER TYPE<text:bookmark-end text:name="__RefHeading___Toc1857_3689837530"/></text:h>
      <text:p text:style-name="P140">The ALTER TYPE is used to update a user defined type. It would be complicated to support a DROP + CREATE when other parts of the system still make use of a type (i.e. the DROP will fail if any TABLE or TYPE still uses the TYPE being dropped).</text:p>
      <text:p text:style-name="P141">This instruction must be used inside a BEGIN and COMMIT or ROLLBACK block.</text:p>
      <text:p text:style-name="P110">SYNOPSIS</text:p>
      <text:p text:style-name="P85"><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22">where &lt;action&gt; is one of:</text:p>
      <text:p text:style-name="P114">-- type</text:p>
      <text:p text:style-name="P134">… RENAME [TO | AS] &lt;new-type-name&gt;;</text:p>
      <text:p text:style-name="P87">-- <text:span text:style-name="T85">type</text:span><text:span text:style-name="T9"> features</text:span></text:p>
      <text:p text:style-name="P77">... SET <text:span text:style-name="T9">COMMENT</text:span> <text:span text:style-name="T5">[=] </text:span>&lt;<text:span text:style-name="T9">description</text:span>&gt;;</text:p>
      <text:p text:style-name="P87">-- <text:span text:style-name="T85">type</text:span><text:span text:style-name="T9"> (columns)</text:span></text:p>
      <text:p text:style-name="P84">...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7"/>
      <text:p text:style-name="P67">where &lt;column-definition&gt; is <text:span text:style-name="T12">the same as the &lt;column-definition&gt; in the CREATE TABLE instruction.</text:span></text:p>
      <text:p text:style-name="P67"><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37"/>
      <text:h text:style-name="Heading_20_2" text:outline-level="2"><text:bookmark-start text:name="__RefHeading___Toc4138_2742366530"/>BEGIN<text:bookmark-end text:name="__RefHeading___Toc4138_2742366530"/></text:h>
      <text:p text:style-name="P130">The BEGIN command is used to start a transaction.</text:p>
      <text:p text:style-name="P130">Some commands are only available within a transaction. <text:span text:style-name="T127">In particular, all the commands that update the schema</text:span> <text:span text:style-name="T127">and the</text:span> LOCK <text:span text:style-name="T127">instruction</text:span>.</text:p>
      <text:p text:style-name="P109">SYNOPSIS</text:p>
      <text:p text:style-name="P68"><text:span text:style-name="T79">BEGIN</text:span><text:span text:style-name="T71"> [</text:span><text:span text:style-name="T126">{</text:span><text:span text:style-name="T79">WORK | TRANSACTION</text:span><text:span text:style-name="T126">} [[ON] {SCHEMA | DATA}]</text:span><text:span text:style-name="T71">];</text:span></text:p>
      <text:p text:style-name="P68"/>
      <text:p text:style-name="P143"><text:soft-page-break/>The SCHEMA or DATA defines the type of transaction. Only one type of instruction<text:span text:style-name="T163">s</text:span> can be used within one transaction. If not specified, it is automatically determined using the first instruction after the BEGIN. Trying to mix different types results in an error and the equivalent of a ROLLBACK.</text:p>
      <text:p text:style-name="P131">With PBQL, this means collecting all the commands and then send one packet to the server with all the commands transformed as required. This is why there are currently quite a few limits.</text:p>
      <text:p text:style-name="P131"><text:span text:style-name="T157">The SCHEMA</text:span> set of transactions are commands related to the schema:</text:p>
      <text:list xml:id="list2110279161" text:style-name="L1">
        <text:list-item>
          <text:p text:style-name="P190">ALTER INDEX</text:p>
        </text:list-item>
        <text:list-item>
          <text:p text:style-name="P190">ALTER TABLE</text:p>
        </text:list-item>
        <text:list-item>
          <text:p text:style-name="P192">ALTER TYPE</text:p>
        </text:list-item>
        <text:list-item>
          <text:p text:style-name="P193">CREATE CONTEXT (optional)</text:p>
        </text:list-item>
        <text:list-item>
          <text:p text:style-name="P190">CREATE INDEX</text:p>
        </text:list-item>
        <text:list-item>
          <text:p text:style-name="P190">CREATE TABLE</text:p>
        </text:list-item>
        <text:list-item>
          <text:p text:style-name="P190">CREATE TYPE</text:p>
        </text:list-item>
        <text:list-item>
          <text:p text:style-name="P193">DROP CONTEXT (optional)</text:p>
        </text:list-item>
        <text:list-item>
          <text:p text:style-name="P190">DROP INDEX</text:p>
        </text:list-item>
        <text:list-item>
          <text:p text:style-name="P190">DROP TABLE</text:p>
        </text:list-item>
        <text:list-item>
          <text:p text:style-name="P190">DROP TYPE</text:p>
        </text:list-item>
      </text:list>
      <text:p text:style-name="P162">The context related commands are not required within a <text:span text:style-name="T164">transaction, contrary to the other commands.</text:span></text:p>
      <text:p text:style-name="P131"><text:span text:style-name="T157">The DATA </text:span>set of transactions are commands related to managing data <text:span text:style-name="T157">within tables</text:span>:</text:p>
      <text:list xml:id="list2836224298" text:style-name="L2">
        <text:list-item>
          <text:p text:style-name="P191">DELETE</text:p>
        </text:list-item>
        <text:list-item>
          <text:p text:style-name="P191">INSERT</text:p>
        </text:list-item>
        <text:list-item>
          <text:p text:style-name="P194">LOCK</text:p>
        </text:list-item>
        <text:list-item>
          <text:p text:style-name="P191">SELECT</text:p>
        </text:list-item>
        <text:list-item>
          <text:p text:style-name="P191">SET</text:p>
        </text:list-item>
        <text:list-item>
          <text:p text:style-name="P191">UPDATE</text:p>
        </text:list-item>
      </text:list>
      <text:p text:style-name="P131"/>
      <text:h text:style-name="Heading_20_2" text:outline-level="2"><text:bookmark-start text:name="__RefHeading___Toc4140_2742366530"/>COMMIT<text:bookmark-end text:name="__RefHeading___Toc4140_2742366530"/></text:h>
      <text:p text:style-name="P129">Commit a transaction.</text:p>
      <text:p text:style-name="P109"><text:soft-page-break/>SYNOPSIS</text:p>
      <text:p text:style-name="P68"><text:span text:style-name="T79">COMMIT</text:span><text:span text:style-name="T71"> [</text:span><text:span text:style-name="T126">{</text:span><text:span text:style-name="T79">WORK | TRANSACTION</text:span><text:span text:style-name="T126">}</text:span><text:span text:style-name="T190">]</text:span><text:span text:style-name="T126"> [[ON] {SCHEMA | DATA}]</text:span><text:span text:style-name="T71"><text:line-break/> <text:s/></text:span><text:span text:style-name="T86">[IF &lt;expression&gt; [OTHERWISE ROLLBACK]]</text:span><text:span text:style-name="T71">;</text:span></text:p>
      <text:p text:style-name="P66"/>
      <text:p text:style-name="P132">Where the &lt;expression&gt; is similar to the &lt;expression&gt; of a WHERE clause in a SELECT command.</text:p>
      <text:p text:style-name="P129">When <text:span text:style-name="T80">a transaction is considered successful, use the COMMIT command to process it. </text:span><text:span text:style-name="T85">It will be processed in an atomic way (only one </text:span><text:span text:style-name="T128">transaction is</text:span><text:span text:style-name="T85"> executed </text:span><text:span text:style-name="T128">at a time</text:span><text:span text:style-name="T85">).</text:span></text:p>
      <text:p text:style-name="P133">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108">SYNOPSIS</text:p>
      <text:p text:style-name="P65"><text:span text:style-name="T71">CONFIG [&lt;name</text:span>&gt;<text:span text:style-name="T71">];</text:span></text:p>
      <text:p text:style-name="P126">The CONFIG command displays the configuration information of that instance.</text:p>
      <text:p text:style-name="P126">You cannot currently change the base configuration from the CLI, although we may add the necessary later to tweak values in the fluid-settings.</text:p>
      <text:p text:style-name="P157"><text:span text:style-name="T2">Note:</text:span> to change the configuration of a <text:span text:style-name="T153">type,</text:span> table or an index, use the <text:span text:style-name="T104">ALTER TYPE</text:span><text:span text:style-name="T153">,</text:span> <text:span text:style-name="T97">ALTER TABLE</text:span> or <text:span text:style-name="T97">ALTER INDEX</text:span> commands. These are not considered part of the system <text:span text:style-name="T97">CONFIG</text:span>.</text:p>
      <text:h text:style-name="Heading_20_2" text:outline-level="2"><text:bookmark-start text:name="__RefHeading___Toc2251_2654912468"/>CONNECT<text:bookmark-end text:name="__RefHeading___Toc2251_2654912468"/></text:h>
      <text:p text:style-name="P158">Connect <text:span text:style-name="T191">to</text:span> a specific context.</text:p>
      <text:p text:style-name="P166"><text:span text:style-name="T115">SYNOPSIS</text:span></text:p>
      <text:p text:style-name="P76"><text:span text:style-name="T153">CONNECT</text:span> <text:span text:style-name="T153">TO</text:span> &lt;<text:span text:style-name="T132">cont</text:span><text:span text:style-name="T45">ex</text:span><text:span text:style-name="T133">t</text:span><text:span text:style-name="T45">-</text:span>name&gt;<text:line-break/> <text:s text:c="3"/><text:span text:style-name="T153">[AS &lt;connection-name&gt;]<text:line-break/> <text:s text:c="3"/>[USER &lt;username&gt;];</text:span></text:p>
      <text:p text:style-name="P158">We do not support a default at the moment<text:note text:id="ftn2" text:note-class="footnote"><text:note-citation>2</text:note-citation><text:note-body><text:p text:style-name="P165">For example, Postgres uses your <text:span text:style-name="T97">$USER</text:span> name as a default.</text:p></text:note-body></text:note>.</text:p>
      <text:p text:style-name="P158">The <text:span text:style-name="T97">&lt;connection-name&gt;</text:span> is a different name that can be used to access the context in following statements. If not specified, the <text:span text:style-name="T97">&lt;context-name&gt;</text:span> is used. <text:span text:style-name="T97">&lt;context-name&gt;</text:span> is not available when a <text:span text:style-name="T97">&lt;connection-name&gt;</text:span> was specified.</text:p>
      <text:p text:style-name="P158"><text:soft-page-break/>The <text:span text:style-name="T97">&lt;username&gt;</text:span> is not implemented at the moment. The idea is to have support for users and passwords so only user<text:span text:style-name="T191">s</text:span> who know <text:span text:style-name="T191">their</text:span> password can connect to the server.</text:p>
      <text:p text:style-name="P159"><text:span text:style-name="T2">Note:</text:span> Connecting to a new context does not disconnect existing connections. See <text:span text:style-name="T97">DISCONNECT</text:span> for that purpose. The last <text:span text:style-name="T97">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6">Create a new context with its own set of tables.</text:p>
      <text:p text:style-name="P111">SYNOPSIS</text:p>
      <text:p text:style-name="P72">CREATE <text:span text:style-name="T132">CONTEXT</text:span> <text:span text:style-name="T7">[IF NOT EXIST</text:span><text:span text:style-name="T13">S</text:span><text:span text:style-name="T7">]</text:span> &lt;<text:span text:style-name="T132">cont</text:span><text:span text:style-name="T45">ex</text:span><text:span text:style-name="T133">t</text:span><text:span text:style-name="T45">-</text:span>name&gt;<text:line-break/> <text:s text:c="3"/><text:span text:style-name="T54">[</text:span><text:span text:style-name="T49">USING &lt;</text:span><text:span text:style-name="T132">cont</text:span><text:span text:style-name="T49">ex</text:span><text:span text:style-name="T133">t</text:span><text:span text:style-name="T49">-</text:span><text:span text:style-name="T132">pa</text:span><text:span text:style-name="T49">t</text:span><text:span text:style-name="T132">h</text:span><text:span text:style-name="T49">&gt;</text:span><text:span text:style-name="T54">]</text:span><text:line-break/><text:span text:style-name="T45"> <text:s text:c="3"/></text:span><text:span text:style-name="T46">[WITH </text:span><text:span text:style-name="T48">( </text:span><text:span text:style-name="T46">&lt;</text:span><text:span text:style-name="T132">cont</text:span><text:span text:style-name="T49">ex</text:span><text:span text:style-name="T133">t</text:span><text:span text:style-name="T46">-feature</text:span><text:span text:style-name="T48">1</text:span><text:span text:style-name="T46">&gt;, &lt;</text:span><text:span text:style-name="T132">cont</text:span><text:span text:style-name="T49">ex</text:span><text:span text:style-name="T133">t</text:span><text:span text:style-name="T48">-feature2&gt;, …, &lt;</text:span><text:span text:style-name="T132">cont</text:span><text:span text:style-name="T49">ex</text:span><text:span text:style-name="T133">t</text:span><text:span text:style-name="T48">-featureN&gt;</text:span><text:span text:style-name="T46"> </text:span><text:span text:style-name="T48">)</text:span><text:span text:style-name="T46">]</text:span><text:span text:style-name="T45">;</text:span></text:p>
      <text:p text:style-name="P119">where the &lt;<text:span text:style-name="T132">cont</text:span><text:span text:style-name="T49">ex</text:span><text:span text:style-name="T133">t</text:span>-features&gt; is one or more items separated by commas:<text:line-break/> <text:s text:c="3"/><text:span text:style-name="T132">OWNER [=] </text:span><text:span text:style-name="T158">{</text:span><text:span text:style-name="T132">&lt;user&gt;</text:span><text:span text:style-name="T158">[</text:span><text:span text:style-name="T132">:&lt;group&gt;</text:span><text:span text:style-name="T158">] | “&lt;user&gt;</text:span><text:span text:style-name="T160">[</text:span><text:span text:style-name="T158">:&lt;group&gt;</text:span><text:span text:style-name="T160">]</text:span><text:span text:style-name="T158">”}</text:span><text:line-break/> <text:s text:c="3"/>COMMENT <text:span text:style-name="T47">[=] </text:span>&lt;description&gt;</text:p>
      <text:p text:style-name="P146">The user and group can be specified using the OWNER feature. This is important if the defaults would not work. In most likelihood, you never have to define that parameter.</text:p>
      <text:p text:style-name="P160">The <text:span text:style-name="T97">USING &lt;context-path&gt;</text:span> accepts a string with a path like name. By default <text:span text:style-name="T97">&lt;context-name&gt;</text:span> is used. Each segment defined in <text:span text:style-name="T97">&lt;context-path&gt;</text:span> must be a valid name (<text:span text:style-name="T97">[A-Za-z_][A-Za-z_0-9]*</text:span>). One name is limited to 100 characters and up to 3 names area allowed (<text:span text:style-name="T97">“app_name/other_group/the_context”</text:span>). This path is actually used to save the context data on disk.</text:p>
      <text:p text:style-name="P161"><text:span text:style-name="T2">Note:</text:span><text:tab/><text:span text:style-name="T161">Setting the path (</text:span><text:span text:style-name="T105">USING &lt;context-path&gt;</text:span><text:span text:style-name="T161">)</text:span> is generally not viewed as being useful. <text:span text:style-name="T161">H</text:span>owever, if you are working with several application<text:span text:style-name="T161">s</text:span>, having <text:span text:style-name="T161">an extra sub-directory in the </text:span>context <text:span text:style-name="T161">path </text:span>can be useful <text:span text:style-name="T161">to clearly group multiple contexts on a per application basis</text:span>. <text:span text:style-name="T162">That way, you easily avoid context name clashes between applications (i.e. “app1/users” and “app2/users”).</text:span></text:p>
      <text:h text:style-name="Heading_20_2" text:outline-level="2"><text:bookmark-start text:name="__RefHeading___Toc4041_2742366530"/>CREATE INDEX<text:bookmark-end text:name="__RefHeading___Toc4041_2742366530"/></text:h>
      <text:p text:style-name="P106">SYNOPSIS</text:p>
      <text:p text:style-name="P74">CREATE <text:span text:style-name="T107">[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159">ON &lt;table-name&gt;</text:span><text:line-break/> <text:s text:c="3"/><text:span text:style-name="T54">[</text:span><text:span text:style-name="T49">USING &lt;index-type&gt;</text:span><text:span text:style-name="T54">]</text:span><text:line-break/> <text:s text:c="3"/><text:span text:style-name="T46">( { </text:span>&lt;column name&gt; <text:span text:style-name="T135">[(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text:soft-page-break/>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18">where the &lt;index-features&gt; is one or more items separated by commas:<text:line-break/> <text:s text:c="3"/>COMMENT <text:span text:style-name="T47">[=] </text:span>&lt;description&gt;</text:p>
      <text:p text:style-name="P155"><text:span text:style-name="T3">Note:</text:span><text:span text:style-name="T145"> </text:span>This command currently requires you to enter an index name. A future version may make that parameter optional. We find having an explicit name safer, hence the grammar.</text:p>
      <text:p text:style-name="P147">At the moment, the only <text:span text:style-name="T97">&lt;index-type&gt;</text:span> is B-tree. We may offer other types later (i.e. sequential index where the OID represents the location of the data in the file).</text:p>
      <text:p text:style-name="P148">A <text:span text:style-name="T97">&lt;column name&gt;</text:span> can be followed by a length in which case only that many bytes (buffer) or characters (strings) are used by the index.</text:p>
      <text:p text:style-name="P153">The <text:span text:style-name="T97">WITHOUT NULLS</text:span> is an optimization of <text:span text:style-name="T97">WHERE &lt;column name&gt; IS NOT NULL</text:span>.</text:p>
      <text:p text:style-name="P154"><text:span text:style-name="T144">WARNING:</text:span><text:tab/><text:span text:style-name="T18">If the index already exists and </text:span><text:span text:style-name="T98">IF NOT EXISTS</text:span><text:span text:style-name="T18"> is used, nothing happens. Specifically, if the </text:span><text:span text:style-name="T98">CREATE INDEX</text:span><text:span text:style-name="T18"> has parameters that are different from the existing index, it is not altered. You need to specifically use </text:span><text:span text:style-name="T98">ALTER INDEX</text:span><text:span text:style-name="T18"> for that purpose.</text:span></text:p>
      <text:h text:style-name="P172" text:outline-level="2"><text:bookmark-start text:name="__RefHeading___Toc4188_3841664055"/>CREATE TABLE<text:bookmark-end text:name="__RefHeading___Toc4188_3841664055"/></text:h>
      <text:p text:style-name="P107">SYNOPSIS</text:p>
      <text:p text:style-name="P63">CREATE <text:span text:style-name="T4">[SECURE]</text:span> <text:span text:style-name="T4">[TEMPORARY </text:span><text:span text:style-name="T8">| TEMP</text:span><text:span text:style-name="T4">] </text:span><text:span text:style-name="T16">[LOGGED | UNLOGGED]</text:span><text:span text:style-name="T112">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73">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43">ENCRYPTED</text:span><text:span text:style-name="T36"><text:line-break/> <text:s text:c="3"/></text:span><text:span text:style-name="T140">LIMITED<text:line-break/> <text:s text:c="3"/></text:span><text:span text:style-name="T141">[NOT] BLOB</text:span><text:span text:style-name="T36"><text:line-break/> <text:s text:c="3"/>OVERWRITTEN | VERSIONED </text:span><text:span text:style-name="T122">[</text:span><text:span text:style-name="T121">AND TRANSLATABLE</text:span><text:span text:style-name="T122">] </text:span><text:span text:style-name="T121">| TRANSLATABLE</text:span><text:span text:style-name="T36"><text:line-break/> <text:s text:c="3"/></text:span><text:span text:style-name="T40">CHECK (&lt;expression&gt;)<text:line-break/> <text:s text:c="3"/></text:span><text:span text:style-name="T139">CHECK MINIMUM VALUE &lt;value&gt;<text:line-break/></text:span><text:span text:style-name="T40"> <text:s text:c="3"/></text:span><text:span text:style-name="T139">CHECK MAXIMUM VALUE &lt;value&gt;</text:span><text:span text:style-name="T40"><text:line-break/> <text:s text:c="3"/></text:span><text:span text:style-name="T138">CHECK MINIMUM SIZE &lt;integer&gt;</text:span><text:span text:style-name="T40"><text:line-break/> <text:s text:c="3"/></text:span><text:span text:style-name="T41">CHECK MAXIMUM SIZE &lt;integer&gt;</text:span><text:span text:style-name="T36"><text:line-break/> <text:s text:c="3"/></text:span><text:span text:style-name="T37">PRIMARY KEY<text:line-break/></text:span><text:soft-page-break/><text:span text:style-name="T37">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63">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65">| UNSIGNED SMALLINT </text:span><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80">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13">TRANSLATABLE [=] {TRUE | FALSE}</text:span><text:span text:style-name="T14"><text:line-break/> <text:s text:c="3"/></text:span><text:span text:style-name="T15">BLOOMFILTER [=] &lt;TBD&gt;<text:line-break/> <text:s text:c="3"/>BLOB </text:span><text:span text:style-name="T16">LIMIT [=] &lt;integer&gt;<text:line-break/> <text:s text:c="3"/>BLOB COMPRESSOR [=] &lt;</text:span><text:span text:style-name="T136">name</text:span><text:span text:style-name="T16">&gt;<text:line-break/> <text:s text:c="3"/>INLINE LIMIT [=] &lt;integer&gt;<text:line-break/></text:span><text:soft-page-break/><text:span text:style-name="T16"> <text:s text:c="3"/>EXTERNAL FILE COMPRESSOR [=] &lt;</text:span><text:span text:style-name="T136">name</text:span><text:span text:style-name="T28">&gt;</text:span><text:span text:style-name="T41"><text:line-break/> <text:s text:c="3"/></text:span><text:span text:style-name="T142">ENCRYPTION KEY &lt;name&gt;</text:span></text:p>
      <text:p text:style-name="P61">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3</text:note-citation><text:note-body><text:p text:style-name="P136">The current version is not atomic.</text:p></text:note-body></text:note></text:span><text:span text:style-name="T14">.</text:span></text:p>
      <text:p text:style-name="P115">The &lt;model&gt; value is one of the following strings:</text:p>
      <text:list xml:id="list2562481399" text:style-name="L3">
        <text:list-item>
          <text:p text:style-name="P195">‘content’</text:p>
        </text:list-item>
        <text:list-item>
          <text:p text:style-name="P195">‘data’</text:p>
        </text:list-item>
        <text:list-item>
          <text:p text:style-name="P195">‘log’</text:p>
        </text:list-item>
        <text:list-item>
          <text:p text:style-name="P195">‘queue’</text:p>
        </text:list-item>
        <text:list-item>
          <text:p text:style-name="P195">‘sequential’</text:p>
        </text:list-item>
        <text:list-item>
          <text:p text:style-name="P195">‘session’</text:p>
        </text:list-item>
        <text:list-item>
          <text:p text:style-name="P195">‘tree’</text:p>
        </text:list-item>
      </text:list>
      <text:p text:style-name="P115">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51">The TRANSLATABLE flag can be set to TRUE or FALSE. When TRUE, it allows for an additional row content to be created with a different language. This is most often used along with the VERSION ROWS feature.</text:p>
      <text:p text:style-name="P152">The LIMITED flag of a column means that the column may be really long so we want to limit the display. In other words, instead of trying to show the entire column, we show only a few bytes showing the beginning of the field (maybe 16 bytes then an ellipsis).</text:p>
      <text:p text:style-name="P116">The BLOB LIMIT defines the size of a blob before it gets compressed.</text:p>
      <text:p text:style-name="P149">The INLINE LIMIT defines the maximum size for a column (viewing the blob as one column) before it gets moved to an <text:span text:style-name="T18">external</text:span> file instead of being saved inline. <text:span text:style-name="T136">The <text:s/></text:span><text:span text:style-name="T16">EXTERNAL FILE COMPRESSOR </text:span><text:span text:style-name="T136">is the name of the compressor used to compress external files.</text:span></text:p>
      <text:p text:style-name="P150">The BLOB COMPRESSOR and EXTERNAL FILE COMPRESSOR names come from one of the compressors <text:span text:style-name="T137">offered by</text:span> the edhttp library.</text:p>
      <text:p text:style-name="P138">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text:soft-page-break/>CREATE TYPE<text:bookmark-end text:name="__RefHeading___Toc4190_3841664055"/></text:h>
      <text:p text:style-name="P117">Create a user defined type.</text:p>
      <text:p text:style-name="P91">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54">-- <text:span text:style-name="T54">OR</text:span></text:p>
      <text:p text:style-name="P21">CREATE TYPE &lt;<text:span text:style-name="T84">name</text:span>&gt; AS ENUM [USING &lt;int-type&gt;] (<text:line-break/> &lt;name&gt;,<text:line-break/> ...<text:line-break/>) [WITH &lt;type-features&gt;];</text:p>
      <text:p text:style-name="P21"/>
      <text:p text:style-name="P2">where &lt;type-features&gt; are a list of comma separated parameters:<text:line-break/> <text:s text:c="3"/>COMMENT [=] &lt;description&gt;<text:line-break/> <text:s text:c="3"/><text:span text:style-name="T93">COMPARE [=] &lt;script&gt;</text:span></text:p>
      <text:p text:style-name="P135"><text:span text:style-name="T106">w</text:span>here the COMPARE script is used to compare two objects of that type and return -1 (type A &lt; type B), 0 (A == B), 1 (A &gt; B).</text:p>
      <text:p text:style-name="P123">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8">Remove a complete row.</text:p>
      <text:p text:style-name="P95">SYNOPSIS</text:p>
      <text:p text:style-name="P12"><text:span text:style-name="T75">DELETE FROM</text:span><text:span text:style-name="T66"> &lt;table-name&gt;<text:line-break/> <text:s/></text:span><text:span text:style-name="T75">WHERE &lt;expression&gt;;</text:span><text:span text:style-name="T66"><text:line-break/></text:span></text:p>
      <text:p text:style-name="P28">The WHERE &lt;expression&gt; <text:span text:style-name="T75">must exactly match an index, it </text:span>can <text:span text:style-name="T75">also </text:span>be used to further filter the <text:span text:style-name="T75">row to be deleted</text:span>.</text:p>
      <text:h text:style-name="Heading_20_2" text:outline-level="2"><text:bookmark-start text:name="__RefHeading___Toc2253_2654912468"/>DISCONNECT<text:bookmark-end text:name="__RefHeading___Toc2253_2654912468"/></text:h>
      <text:p text:style-name="P52">Disconnect from a context.</text:p>
      <text:p text:style-name="P102">SYNOPSIS</text:p>
      <text:p text:style-name="P19"><text:span text:style-name="T75">D</text:span><text:span text:style-name="T154">ISCONNECT</text:span><text:span text:style-name="T75"> </text:span><text:span text:style-name="T66">&lt;</text:span><text:span text:style-name="T154">connection</text:span><text:span text:style-name="T66">-name&gt; </text:span><text:span text:style-name="T154">| ALL | CURRENT;</text:span></text:p>
      <text:p text:style-name="P52"><text:soft-page-break/>The <text:span text:style-name="T97">&lt;connection-name&gt;</text:span> is either the <text:span text:style-name="T97">&lt;context-name&gt;</text:span> or <text:span text:style-name="T97">&lt;connection-name&gt;</text:span> as specified in the <text:span text:style-name="T97">CONNECT</text:span> command. <text:span text:style-name="T156">If the context being disconnected is the current context and there is at least one other context still connected, then one of these other contexts becomes the current context.</text:span></text:p>
      <text:h text:style-name="P173" text:outline-level="2"><text:bookmark-start text:name="__RefHeading___Toc4123_27423665301"/>DROP <text:span text:style-name="T133">CONTEXT</text:span><text:bookmark-end text:name="__RefHeading___Toc4123_27423665301"/></text:h>
      <text:p text:style-name="P32">Remove a <text:span text:style-name="T133">context</text:span>.</text:p>
      <text:p text:style-name="P101">SYNOPSIS</text:p>
      <text:p text:style-name="P18"><text:span text:style-name="T76">DROP </text:span><text:span text:style-name="T133">CONT</text:span><text:span text:style-name="T76">EX</text:span><text:span text:style-name="T133">T</text:span><text:span text:style-name="T66"> </text:span><text:span text:style-name="T78">[IF EXISTS] </text:span><text:span text:style-name="T66">&lt;</text:span><text:span text:style-name="T132">cont</text:span><text:span text:style-name="T49">ex</text:span><text:span text:style-name="T133">t</text:span><text:span text:style-name="T66">-name&gt;;</text:span></text:p>
      <text:p text:style-name="P34"><text:span text:style-name="T134">Note that all contexts can be dropped</text:span>. <text:span text:style-name="T156">If the context was the current context and another context is still connected, then one of these other contexts becomes the current context.</text:span></text:p>
      <text:h text:style-name="P173" text:outline-level="2"><text:bookmark-start text:name="__RefHeading___Toc4123_2742366530"/>DROP INDEX<text:bookmark-end text:name="__RefHeading___Toc4123_2742366530"/></text:h>
      <text:p text:style-name="P31">Remove an index.</text:p>
      <text:p text:style-name="P96">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3">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3">Remove a table.</text:p>
      <text:p text:style-name="P96">SYNOPSIS</text:p>
      <text:p text:style-name="P14"><text:span text:style-name="T76">DROP TABLE</text:span><text:span text:style-name="T66"> </text:span><text:span text:style-name="T78">[IF EXISTS]</text:span><text:span text:style-name="T66"> &lt;table-name&gt;;</text:span></text:p>
      <text:p text:style-name="P27"><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3"><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3">Remove a user defined type.</text:p>
      <text:p text:style-name="P97">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5">A user type that is in use cannot be dropped.</text:p>
      <text:h text:style-name="Heading_20_2" text:outline-level="2"><text:bookmark-start text:name="__RefHeading___Toc4043_2742366530"/><text:soft-page-break/>INSERT<text:bookmark-end text:name="__RefHeading___Toc4043_2742366530"/></text:h>
      <text:p text:style-name="P125">The INSERT command tries to add a new row. If a row with that primary key already exists, then it fails <text:span text:style-name="T108">unless you use the NEW RELEASE or NEW REVISION</text:span>. To get the same behavior as an “INSERT … <text:span text:style-name="T71">ON CONFLICT DO</text:span> UPDATE …” or “UPSERT ...”, use the SET command instead.</text:p>
      <text:p text:style-name="P93">SYNOPSIS</text:p>
      <text:p text:style-name="P9"><text:span text:style-name="T66">INSERT </text:span><text:span text:style-name="T108">[</text:span><text:span text:style-name="T110">NEW {</text:span><text:span text:style-name="T108">RELEASE | REVISION</text:span><text:span text:style-name="T110">} [AND MAKE DEFAULT]</text:span><text:span text:style-name="T108">]<text:line-break/> </text:span><text:span text:style-name="T66"><text:s/>INTO &lt;table-name&gt;<text:line-break/> <text:s/>( &lt;column-name&gt;, … )<text:line-break/> <text:s/>VALUES ( </text:span><text:span text:style-name="T111">{</text:span><text:span text:style-name="T66">&lt;expression&gt; </text:span><text:span text:style-name="T67">| DEFAULT</text:span><text:span text:style-name="T111">}</text:span><text:span text:style-name="T66">, … )<text:line-break/> <text:s/></text:span><text:span text:style-name="T109">WITH LANGUAGE </text:span><text:span text:style-name="T111">{</text:span><text:span text:style-name="T109">&lt;language-name&gt; </text:span><text:span text:style-name="T111">| DEFAULT}</text:span><text:span text:style-name="T66">;</text:span></text:p>
      <text:p text:style-name="P23"/>
      <text:p text:style-name="P4"><text:span text:style-name="T66">W</text:span>here <text:span text:style-name="T109">VALUES</text:span><text:span text:style-name="T65"> </text:span><text:span text:style-name="T109">must include the necessary to generate the PRIMARY KEY murmur3 hash</text:span><text:span text:style-name="T65">.</text:span></text:p>
      <text:p text:style-name="P25">The WHERE &lt;expression&gt; can be used to further filter the returned data.</text:p>
      <text:p text:style-name="P44">If you only want to update an existing row, then use the UPDATE command.</text:p>
      <text:p text:style-name="P45">The NEW RELEASE creates a new version of the row with the next version and revision 0. So say you have a row with version 3.2, using the NEW RELEASE creates a new version of the row with version 4.0.</text:p>
      <text:p text:style-name="P45">The NEW REVISION creates a new version of the row with the next revision. So say you have a row with version 3.2, using the NEW REVISION creates a new release of the row with version 3.3.</text:p>
      <text:p text:style-name="P55"><text:span text:style-name="T2">Note:</text:span><text:tab/>The NEW VERSION and NEW REVISION are only available when the corresponding table was created with the VERSION <text:span text:style-name="T114">ROWS option</text:span>.</text:p>
      <text:p text:style-name="P46">The WITH LANGUAGE defines the language of the data.</text:p>
      <text:p text:style-name="P56"><text:span text:style-name="T2">Note:</text:span><text:tab/>The <text:span text:style-name="T114">WITH LANGUAGE</text:span> <text:span text:style-name="T114">is</text:span> available <text:span text:style-name="T114">only </text:span>when the corresponding table was created with the <text:span text:style-name="T114">TRANSLATABLE option set to TRUE</text:span>.</text:p>
      <text:p text:style-name="P57"/>
      <text:h text:style-name="Heading_20_2" text:outline-level="2"><text:bookmark-start text:name="__RefHeading___Toc4144_2742366530"/>LOCK<text:bookmark-end text:name="__RefHeading___Toc4144_2742366530"/></text:h>
      <text:p text:style-name="P40">The LOCK command can only be used inside a transaction (BEGIN + LOCK + commands + COMMIT | ROLLBACK).</text:p>
      <text:p text:style-name="P98">SYNOPSIS</text:p>
      <text:p text:style-name="P15"><text:span text:style-name="T81">LOCK [TABLE] &lt;table-</text:span><text:span text:style-name="T65">name&gt; </text:span><text:span text:style-name="T81">[IN &lt;lock-mode&gt; MODE];<text:line-break/></text:span></text:p>
      <text:p text:style-name="P36">TBD: look at defining &lt;lock-mode&gt;</text:p>
      <text:p text:style-name="P40"><text:soft-page-break/>The lock ensures that multiple commands run with no interferences. Any other commands <text:span text:style-name="T82">from another client will be serialized before or after this set of commands.</text:span></text:p>
      <text:p text:style-name="P43"><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74" text:outline-level="2"><text:bookmark-start text:name="__RefHeading___Toc1861_3689837530"/>REINDEX<text:bookmark-end text:name="__RefHeading___Toc1861_3689837530"/></text:h>
      <text:p text:style-name="P49">Regenerate an index from scratch.</text:p>
      <text:p text:style-name="P100">SYNOPSIS</text:p>
      <text:p text:style-name="P17"><text:span text:style-name="T130">REINDEX</text:span><text:span text:style-name="T81"> </text:span><text:span text:style-name="T130">INDEX &lt;index-name&gt;;</text:span><text:span text:style-name="T81"><text:line-break/></text:span><text:span text:style-name="T130">REINDEX TABLE &lt;table-name&gt;;<text:line-break/>REINDEX {SCHEMA | CONTEXT};</text:span></text:p>
      <text:p text:style-name="P38">This <text:span text:style-name="T130">instruction is used to ask the backend to rebuild a specific index (&lt;index-name&gt;), all the indexes of a table (&lt;table-name&gt;), all the indexes of the entire context.</text:span></text:p>
      <text:p text:style-name="P42"><text:span text:style-name="T130">Re-indexing happens serially</text:span>. <text:span text:style-name="T130">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9">When re-indexing all the indexes of a table, the main OID index also gets rebuilt.</text:p>
      <text:p text:style-name="P5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50"><text:span text:style-name="T2">Note:</text:span> this command is available because we need to run re-indexing processes whenever an index (REINDEX INDEX …), a table (REINDEX TABLE ...), or a type (REINDEX SCHEMA) is updated <text:span text:style-name="T131">with one of the ALTER commands</text:span>. In most likelihood, you will never need to directly run this command.</text:p>
      <text:h text:style-name="P175" text:outline-level="2"><text:bookmark-start text:name="__RefHeading___Toc1863_3689837530"/>ROLLBACK<text:bookmark-end text:name="__RefHeading___Toc1863_3689837530"/></text:h>
      <text:p text:style-name="P37">Cancel a transaction.</text:p>
      <text:p text:style-name="P99">SYNOPSIS</text:p>
      <text:p text:style-name="P16"><text:span text:style-name="T83">ROLLBACK</text:span><text:span text:style-name="T81"> [</text:span><text:span text:style-name="T127">{</text:span><text:span text:style-name="T83">WORK | TRANSACTION</text:span><text:span text:style-name="T126">}</text:span><text:span text:style-name="T189">]</text:span><text:span text:style-name="T126"> [[ON] </text:span><text:span text:style-name="T127">{</text:span><text:span text:style-name="T126">SCHEMA </text:span><text:span text:style-name="T127">| DATA}</text:span><text:span text:style-name="T126">]</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70"/>
      <text:p text:style-name="P48">Where the &lt;expression&gt; is similar to the &lt;expression&gt; of a WHERE clause in a SELECT command.</text:p>
      <text:p text:style-name="P37">This is used along a BEGIN to completely forget a transaction.</text:p>
      <text:p text:style-name="P41"><text:soft-page-break/>If &lt;expression&gt; is specified and it is true, then the ROLLBACK happens, otherwise a COMMIT happens.</text:p>
      <text:h text:style-name="P176" text:outline-level="2"><text:bookmark-start text:name="__RefHeading___Toc4045_2742366530"/>SELECT<text:bookmark-end text:name="__RefHeading___Toc4045_2742366530"/></text:h>
      <text:p text:style-name="P124">Get data from the database.</text:p>
      <text:p text:style-name="P92">SYNOPSIS</text:p>
      <text:p text:style-name="P8"><text:span text:style-name="T65">SELECT</text:span> <text:span text:style-name="T65">{ </text:span>* <text:span text:style-name="T65">| &lt;column-name&gt; </text:span><text:span text:style-name="T168">[AS &lt;name&gt;]</text:span><text:span text:style-name="T65">, … </text:span><text:span text:style-name="T68">| DEFAULT VALUES </text:span><text:span text:style-name="T65">}<text:line-break/> <text:s/></text:span><text:span text:style-name="T166">[</text:span><text:span text:style-name="T65">FROM &lt;table-name&gt; </text:span><text:span text:style-name="T171">[AS &lt;name&gt;]</text:span><text:span text:style-name="T169">[, &lt;table-name&gt; </text:span><text:span text:style-name="T171">AS [&lt;name&gt;], ...</text:span><text:span text:style-name="T169">]</text:span><text:span text:style-name="T65"><text:line-break/> <text:s text:c="3"/>[WHERE &lt;expression&gt;]</text:span><text:line-break/> <text:s text:c="3"/><text:span text:style-name="T65">[ORDER BY </text:span><text:span text:style-name="T66">{ PRIMARY KEY | </text:span><text:span text:style-name="T65">&lt;index-name&gt; </text:span><text:span text:style-name="T66">}</text:span><text:span text:style-name="T65">]<text:line-break/> <text:s text:c="3"/>[LIMIT &lt;integer&gt;]</text:span><text:span text:style-name="T167">]</text:span><text:span text:style-name="T65">;</text:span></text:p>
      <text:p text:style-name="P22"/>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5">The WHERE &lt;expression&gt; can be used to filter the returned data.</text:p>
      <text:p text:style-name="P29">The DEFAULT VALUES <text:span text:style-name="T170">must be used on its own and </text:span>means that the SELECT returns a list of all the columns with a default value and that default value. In this case, the WHERE and ORDER BY cannot be used <text:span text:style-name="T169">and LIMIT is pretty much useless (only the equivalent of one row is returned)</text:span>. <text:span text:style-name="T70">This </text:span><text:span text:style-name="T170">special </text:span><text:span text:style-name="T70">SELECT works locally only (since we have the schema at hand).</text:span></text:p>
      <text:p text:style-name="P26">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7">Save data in the database. This is similar to an INSERT except that it works whether the row already exists or not.</text:p>
      <text:p text:style-name="P94">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4"/>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9">Mandatory columns are not required if the SET updates an existing row.</text:p>
      <text:p text:style-name="P30"><text:span text:style-name="T2">Note:</text:span> setting a column to DEFAULT or NULL has the effect of deleting that column<text:note text:id="ftn4" text:note-class="footnote"><text:note-citation>4</text:note-citation><text:note-body><text:p text:style-name="P164">The deletion happens only if the row has a variable size.</text:p></text:note-body></text:note>.</text:p>
      <text:h text:style-name="Heading_20_2" text:outline-level="2"><text:bookmark-start text:name="__RefHeading___Toc4049_2742366530"/><text:soft-page-break/>UPDATE<text:bookmark-end text:name="__RefHeading___Toc4049_2742366530"/></text:h>
      <text:p text:style-name="P30">Update an existing row.</text:p>
      <text:p text:style-name="P94">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4"/>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17">If the table has a VERSION ROWS, then you can include the version </text:span><text:span text:style-name="T118">in the WHERE expression, </text:span><text:span text:style-name="T117">as in “_version = &lt;integer&gt; . &lt;integer&gt;”. If the version is not specified, then the current row gets updated. </text:span><text:span text:style-name="T118">Either way, UPDATE fails if one of the columns being updated is marked as VERSIONED. In that case, you need to use the INSERT command instead.</text:span></text:p>
      <text:p text:style-name="P47">If the table has the TRANSLATABLE option set to TRUE, then the language can be included in the WHERE expression, as in “_language = &lt;language&gt;” (where &lt;language&gt; is something like “en” or “en_US”). <text:span text:style-name="T120">Without the WHERE, the default language is used.</text:span></text:p>
      <text:p text:style-name="P30">The UPDATE works only if the <text:span text:style-name="T120">row</text:span> being updated exists. If you want to <text:span text:style-name="T119">either update or </text:span>create the <text:span text:style-name="T120">row</text:span>, use the SET command instead. <text:span text:style-name="T120">To only create the row, use the INSERT command.</text:span></text:p>
      <text:h text:style-name="Heading_20_2" text:outline-level="2"><text:bookmark-start text:name="__RefHeading___Toc2255_2654912468"/>USE<text:bookmark-end text:name="__RefHeading___Toc2255_2654912468"/></text:h>
      <text:p text:style-name="P53">Choose which context is the current one.</text:p>
      <text:p text:style-name="P103">SYNOPSIS</text:p>
      <text:p text:style-name="P20"><text:span text:style-name="T72">U</text:span><text:span text:style-name="T155">S</text:span><text:span text:style-name="T72">E</text:span> &lt;<text:span text:style-name="T155">context-name&gt; | </text:span><text:span text:style-name="T65">&lt;</text:span><text:span text:style-name="T155">connection</text:span><text:span text:style-name="T65">-name&gt;;</text:span></text:p>
      <text:p text:style-name="P53">You can connect to any number of contexts. This command allows you to switch the current context so you do not have specify that context name (or connection name) each time you want to access the data of that context.</text:p>
      <text:p text:style-name="P177"><text:span text:style-name="T2">Note:</text:span> The <text:span text:style-name="T97">CONNECT</text:span> command automatically does a <text:span text:style-name="T97">USE</text:span> (i.e. the last connected context is the current context).</text:p>
      <text:h text:style-name="Heading_20_1" text:outline-level="1">Expressions</text:h>
      <text:p text:style-name="P178">Many locations in the language support PBQL expressions. For example, the SELECT command fields are actually expressions. The WHERE clause is an expression. The UPDATE … SET supports expressions. Etc.</text:p>
      <text:p text:style-name="P178">Expressions are similar to SQL, only we support a few more features like Postgres does.</text:p>
      <text:h text:style-name="Heading_20_2" text:outline-level="2"><text:soft-page-break/>Operators/<text:span text:style-name="T186">Element/Function</text:span></text:h>
      <text:p text:style-name="P178">The following table shows all the supported operators and the order in which they get parsed. Note that SQL does not <text:span text:style-name="T172">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189">Operator/Element</text:p>
          </table:table-cell>
          <table:table-cell table:style-name="Operators.A1" office:value-type="string">
            <text:p text:style-name="P189">Associativity</text:p>
          </table:table-cell>
          <table:table-cell table:style-name="Operators.C1" office:value-type="string">
            <text:p text:style-name="P189">Description</text:p>
          </table:table-cell>
        </table:table-row>
        <table:table-row>
          <table:table-cell table:style-name="Operators.A2" office:value-type="string">
            <text:p text:style-name="P188">[], ::, ., <text:span text:style-name="T187">()</text:span></text:p>
          </table:table-cell>
          <table:table-cell table:style-name="Operators.B2" office:value-type="string">
            <text:p text:style-name="P188">Left</text:p>
          </table:table-cell>
          <table:table-cell table:style-name="Operators.C2" office:value-type="string">
            <text:p text:style-name="P188"><text:span text:style-name="T187">Postfix: a</text:span>rray element access, casting, column or field access, <text:span text:style-name="T187">function calls</text:span></text:p>
          </table:table-cell>
        </table:table-row>
        <table:table-row>
          <table:table-cell table:style-name="Operators.A2" office:value-type="string">
            <text:p text:style-name="P188">+, -</text:p>
          </table:table-cell>
          <table:table-cell table:style-name="Operators.B2" office:value-type="string">
            <text:p text:style-name="P188">Right</text:p>
          </table:table-cell>
          <table:table-cell table:style-name="Operators.C2" office:value-type="string">
            <text:p text:style-name="P188"><text:span text:style-name="T187">Unary: i</text:span>dentity, <text:span text:style-name="T187">n</text:span>egation</text:p>
          </table:table-cell>
        </table:table-row>
        <table:table-row>
          <table:table-cell table:style-name="Operators.A2" office:value-type="string">
            <text:p text:style-name="P188">^</text:p>
          </table:table-cell>
          <table:table-cell table:style-name="Operators.B2" office:value-type="string">
            <text:p text:style-name="P188">Left</text:p>
          </table:table-cell>
          <table:table-cell table:style-name="Operators.C2" office:value-type="string">
            <text:p text:style-name="P188">Exponentiation<text:span text:style-name="T173">3</text:span></text:p>
          </table:table-cell>
        </table:table-row>
        <table:table-row>
          <table:table-cell table:style-name="Operators.A2" office:value-type="string">
            <text:p text:style-name="P188">*, /, %</text:p>
          </table:table-cell>
          <table:table-cell table:style-name="Operators.B2" office:value-type="string">
            <text:p text:style-name="P188">Left</text:p>
          </table:table-cell>
          <table:table-cell table:style-name="Operators.C2" office:value-type="string">
            <text:p text:style-name="P188">Multiplicative</text:p>
          </table:table-cell>
        </table:table-row>
        <table:table-row>
          <table:table-cell table:style-name="Operators.A2" office:value-type="string">
            <text:p text:style-name="P188">+, -</text:p>
          </table:table-cell>
          <table:table-cell table:style-name="Operators.B2" office:value-type="string">
            <text:p text:style-name="P188">Left</text:p>
          </table:table-cell>
          <table:table-cell table:style-name="Operators.C2" office:value-type="string">
            <text:p text:style-name="P188">Additive</text:p>
          </table:table-cell>
        </table:table-row>
        <table:table-row>
          <table:table-cell table:style-name="Operators.A7" office:value-type="string">
            <text:p text:style-name="P184">Any other operators<text:span text:style-name="T173">2</text:span></text:p>
          </table:table-cell>
          <table:table-cell table:style-name="Operators.B2" office:value-type="string">
            <text:p text:style-name="P185">Left</text:p>
          </table:table-cell>
          <table:table-cell table:style-name="Operators.C2" office:value-type="string">
            <text:p text:style-name="P186">… <text:span text:style-name="T183">&amp; … </text:span><text:span text:style-name="T185">(bitwise AND)</text:span><text:line-break/>… <text:span text:style-name="T183">| … </text:span><text:span text:style-name="T185">(bitwise OR)</text:span><text:span text:style-name="T183"><text:line-break/>… </text:span><text:span text:style-name="T185">#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183"/>
          </table:table-cell>
          <table:table-cell table:style-name="Operators.B2" office:value-type="string">
            <text:p text:style-name="P185">Right</text:p>
          </table:table-cell>
          <table:table-cell table:style-name="Operators.C2" office:value-type="string">
            <text:p text:style-name="P185">@ … (Absolute Value)<text:line-break/>|/ … (Square Root)</text:p>
            <text:p text:style-name="P185">||/ … (Cubic Root)</text:p>
          </table:table-cell>
        </table:table-row>
        <table:table-row>
          <table:table-cell table:style-name="Operators.A9" office:value-type="string">
            <text:p text:style-name="P181"><text:span text:style-name="T181">[NOT] </text:span>BETWEEN <text:span text:style-name="T181">AND</text:span>, IN, LIKE, ILIKE, SIMILAR <text:span text:style-name="T182">TO</text:span></text:p>
          </table:table-cell>
          <table:table-cell table:style-name="Operators.B9" office:value-type="string">
            <text:p text:style-name="P181">Left<text:span text:style-name="T173">1</text:span></text:p>
          </table:table-cell>
          <table:table-cell table:style-name="Operators.C9" office:value-type="string">
            <text:p text:style-name="P181">Range containment, set membership, string matching</text:p>
          </table:table-cell>
        </table:table-row>
        <table:table-row>
          <table:table-cell table:style-name="Operators.A2" office:value-type="string">
            <text:p text:style-name="P181">&lt; &lt;= &gt; &gt;= = &lt;&gt;</text:p>
          </table:table-cell>
          <table:table-cell table:style-name="Operators.B2" office:value-type="string">
            <text:p text:style-name="P181">Left<text:span text:style-name="T173">1</text:span></text:p>
          </table:table-cell>
          <table:table-cell table:style-name="Operators.C2" office:value-type="string">
            <text:p text:style-name="P181">Comparison</text:p>
          </table:table-cell>
        </table:table-row>
        <table:table-row>
          <table:table-cell table:style-name="Operators.A2" office:value-type="string">
            <text:p text:style-name="P181">IS [NOT] {TRUE | FALSE | NULL | DISTINCT FROM}</text:p>
          </table:table-cell>
          <table:table-cell table:style-name="Operators.B2" office:value-type="string">
            <text:p text:style-name="P181">Left<text:span text:style-name="T173">1</text:span></text:p>
          </table:table-cell>
          <table:table-cell table:style-name="Operators.C2" office:value-type="string">
            <text:p text:style-name="P181">Special compare</text:p>
          </table:table-cell>
        </table:table-row>
        <table:table-row>
          <table:table-cell table:style-name="Operators.A2" office:value-type="string">
            <text:p text:style-name="P180">NOT</text:p>
          </table:table-cell>
          <table:table-cell table:style-name="Operators.B2" office:value-type="string">
            <text:p text:style-name="P180">Right</text:p>
          </table:table-cell>
          <table:table-cell table:style-name="Operators.C2" office:value-type="string">
            <text:p text:style-name="P180">Logical negation</text:p>
          </table:table-cell>
        </table:table-row>
        <table:table-row>
          <table:table-cell table:style-name="Operators.A2" office:value-type="string">
            <text:p text:style-name="P180">AND</text:p>
          </table:table-cell>
          <table:table-cell table:style-name="Operators.B2" office:value-type="string">
            <text:p text:style-name="P180">Left</text:p>
          </table:table-cell>
          <table:table-cell table:style-name="Operators.C2" office:value-type="string">
            <text:p text:style-name="P180">Logical conjunction</text:p>
          </table:table-cell>
        </table:table-row>
        <table:table-row>
          <table:table-cell table:style-name="Operators.A14" office:value-type="string">
            <text:p text:style-name="P180">OR</text:p>
          </table:table-cell>
          <table:table-cell table:style-name="Operators.B14" office:value-type="string">
            <text:p text:style-name="P180">Left</text:p>
          </table:table-cell>
          <table:table-cell table:style-name="Operators.C14" office:value-type="string">
            <text:p text:style-name="P180">Logical disjunction</text:p>
          </table:table-cell>
        </table:table-row>
        <table:table-row table:style-name="Operators.1">
          <table:table-cell table:style-name="Operators.A15" table:number-columns-spanned="3" office:value-type="string">
            <text:p text:style-name="P182"><text:span text:style-name="T174">1</text:span><text:span text:style-name="T177"> </text:span><text:span text:style-name="T178">The PBQL has an associativity, but it is unlikely that you would ever need it (i.e. you generally don’t compare the result of a comparison since this is either TRUE or FALSE).<text:line-break/></text:span><text:span text:style-name="T175">2</text:span><text:span text:style-name="T179"> In case we add more operators, they are likely to get added here.<text:line-break/></text:span><text:span text:style-name="T176">3</text:span><text:span text:style-name="T180"> Notice that exponentiation is Left associative: a^b^c = (a^b)^c</text:span></text:p>
          </table:table-cell>
          <table:covered-table-cell/>
          <table:covered-table-cell/>
        </table:table-row>
      </table:table>
      <text:p text:style-name="P178"/>
      <text:p text:style-name="P179">Functions</text:p>
      <text:p text:style-name="P187">ABS()<text:line-break/>ACOS()<text:line-break/>ACOSH()<text:line-break/><text:soft-page-break/>ASIN()<text:line-break/>ASINH()<text:line-break/>ATANH()<text:line-break/>ATAN() (<text:span text:style-name="T183">one</text:span> or <text:span text:style-name="T183">two</text:span> parameters)<text:line-break/>CBRT()<text:line-break/>CEIL()<text:line-break/>COS()<text:line-break/>COSH()<text:line-break/>EXP()<text:line-break/>EXPM1()<text:line-break/>FLOOR()<text:line-break/>HYPOT()<text:line-break/>IMUL()<text:line-break/><text:span text:style-name="T188">LENGTH()</text:span><text:line-break/><text:span text:style-name="T183">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183">[UNSIGNED] </text:span>BIGINT …<text:line-break/>BOOLEAN …<text:line-break/>CHAR ...<text:line-break/>DOUBLE PRECISION …<text:line-break/>FLOAT(2|4|10) …<text:line-break/><text:span text:style-name="T183">[UNSIGNED] </text:span>INT|INTEGER …<text:line-break/><text:span text:style-name="T183">[UNSIGNED] </text:span>INT(1|2|4|8|16|32|64) …<text:line-break/><text:span text:style-name="T183">REAL …<text:line-break/>TEXT …<text:line-break/>[UNSIGNED] SMALLINT ...</text:span></text:p>
      <text:p text:style-name="P178"/>
      <text:p text:style-name="P17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01-26T08:20:19.560143480</dc:date>
    <meta:editing-duration>P25DT17H11M12S</meta:editing-duration>
    <meta:editing-cycles>144</meta:editing-cycles>
    <meta:generator>LibreOffice/7.3.7.2$Linux_X86_64 LibreOffice_project/30$Build-2</meta:generator>
    <meta:document-statistic meta:table-count="1" meta:image-count="0" meta:object-count="0" meta:page-count="18" meta:paragraph-count="324" meta:word-count="4280" meta:character-count="25733" meta:non-whitespace-character-count="21470"/>
  </office:meta>
</office:document-meta>
</file>